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IsFalsePredicat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IsFalsePredicate.getInstance( Predicate pred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ullIsFalsePredicate.evaluat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llIsFalsePredicate.NullIsFalsePredicate(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